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11cm" table:align="margins" style:writing-mode="lr-tb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11cm" table:align="margins" style:writing-mode="lr-tb"/>
    </style:style>
    <style:style style:name="Tabela4.A" style:family="table-column">
      <style:table-column-properties style:column-width="16.11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8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1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2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3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4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5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6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8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c078d"/>
    </style:style>
    <style:style style:name="P21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paragraph-rsid="000c078d" style:font-size-asian="18pt" style:font-size-complex="18pt"/>
    </style:style>
    <style:style style:name="P22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c078d" officeooo:paragraph-rsid="000c078d" style:font-size-asian="18pt" style:font-size-complex="18pt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c078d"/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c078d" officeooo:paragraph-rsid="000c078d" style:font-size-asian="18pt" style:font-size-complex="18pt"/>
    </style:style>
    <style:style style:name="P25" style:family="paragraph" style:parent-style-name="Table_20_Contents">
      <style:text-properties style:font-size-complex="18pt"/>
    </style:style>
    <style:style style:name="P26" style:family="paragraph">
      <style:paragraph-properties fo:margin-top="0cm" fo:margin-bottom="0.282cm" fo:line-height="107%" fo:text-align="start"/>
    </style:style>
    <style:style style:name="P27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28" style:family="paragraph">
      <loext:graphic-properties draw:fill="solid" draw:fill-color="#3399ff"/>
      <style:paragraph-properties fo:text-align="start"/>
      <style:text-properties fo:font-size="12pt"/>
    </style:style>
    <style:style style:name="P29" style:family="paragraph">
      <loext:graphic-properties draw:fill="none"/>
      <style:paragraph-properties fo:text-align="start"/>
      <style:text-properties fo:font-size="12pt"/>
    </style:style>
    <style:style style:name="P30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c078d" style:font-size-asian="14pt"/>
    </style:style>
    <style:style style:name="T6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7" style:family="text">
      <style:text-properties officeooo:rsid="000c078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g text:anchor-type="paragraph" draw:z-index="0" draw:name="Group 71341" draw:style-name="gr1"><draw:custom-shape draw:name="Rectangle 6" draw:style-name="gr2" draw:text-style-name="P27" svg:width="0.117cm" svg:height="0.505cm" svg:x="19.004cm" svg:y="1.258cm"><text:p text:style-name="P26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7" svg:width="0.115cm" svg:height="0.507cm" svg:x="4.241cm" svg:y="1.711cm"><text:p text:style-name="P26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7" svg:width="1.034cm" svg:height="0.549cm" svg:x="11.236cm" svg:y="2.872cm"><text:p text:style-name="P26"><text:span text:style-name="T9">b</text:span><text:span text:style-name="T9">o</text:span><text:span text:style-name="T9">o</text:span><text:span text:style-name="T9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7" svg:width="0.13cm" svg:height="0.549cm" svg:x="12.011cm" svg:y="2.872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7" svg:width="0.13cm" svg:height="0.549cm" svg:x="11.623cm" svg:y="3.297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7" svg:width="0.13cm" svg:height="0.548cm" svg:x="11.623cm" svg:y="3.729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7" svg:width="0.13cm" svg:height="0.549cm" svg:x="11.623cm" svg:y="4.154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7" svg:width="0.128cm" svg:height="0.549cm" svg:x="4.241cm" svg:y="4.579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7" svg:width="0.13cm" svg:height="0.548cm" svg:x="11.623cm" svg:y="5.008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7" svg:width="0.13cm" svg:height="0.551cm" svg:x="11.623cm" svg:y="5.433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7" svg:width="0.13cm" svg:height="0.549cm" svg:x="11.623cm" svg:y="5.861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7" svg:width="0.13cm" svg:height="0.549cm" svg:x="11.623cm" svg:y="6.287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7" svg:width="0.13cm" svg:height="0.549cm" svg:x="11.623cm" svg:y="6.713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7" svg:width="0.13cm" svg:height="0.548cm" svg:x="11.623cm" svg:y="7.144cm"><text:p text:style-name="P26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28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29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0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29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0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29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28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29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4">Universidade de Brasília - UnB </text:p>
      <text:p text:style-name="P1"><text:span text:style-name="T3">Departamento de Engenharia Eletrica</text:span><text:span text:style-name="T2"> - </text:span><text:span text:style-name="T3">ENE</text:span><text:span text:style-name="T2"> </text:span></text:p>
      <text:p text:style-name="P2"/>
      <text:p text:style-name="P4"><text:s/></text:p>
      <text:p text:style-name="P4"><text:s/></text:p>
      <text:p text:style-name="P4"><text:s/></text:p>
      <text:p text:style-name="P4"><text:s/></text:p>
      <text:p text:style-name="P10">Pré-relatório Experimento <text:span text:style-name="T7">2</text:span></text:p>
      <text:p text:style-name="P19">Introdução à programação de FPGAs</text:p>
      <text:p text:style-name="P19">utilizando a linguagem VHDL</text:p>
      <text:p text:style-name="P15"><text:s/></text:p>
      <text:p text:style-name="P5"><text:s/></text:p>
      <text:p text:style-name="P5"><text:s text:c="2"/></text:p>
      <text:p text:style-name="P8"><text:s/></text:p>
      <text:p text:style-name="P12"/>
      <text:p text:style-name="P17">Carlos Eduardo Taborda Lottermann</text:p>
      <text:p text:style-name="P13">180041509</text:p>
      <text:p text:style-name="P13"/>
      <text:p text:style-name="P11"><text:span text:style-name="Strong_20_Emphasis"><text:span text:style-name="T6">Prof. Luís Fernando Ramos Molinaro</text:span></text:span></text:p>
      <text:p text:style-name="P6"><text:s/></text:p>
      <text:p text:style-name="P9"><text:s/></text:p>
      <text:p text:style-name="P16"><text:s/></text:p>
      <text:p text:style-name="P16"><text:s/></text:p>
      <text:p text:style-name="P4"/>
      <text:p text:style-name="P7"><text:s/></text:p>
      <text:p text:style-name="P3">Brasília, DF </text:p>
      <text:p text:style-name="P20"><text:span text:style-name="T1"><text:tab/></text:span><text:span text:style-name="T2">2019</text:span><text:span text:style-name="T4"> </text:span></text:p>
      <text:p text:style-name="P23"><text:span text:style-name="T4"><text:tab/> </text:span></text:p>
      <text:p text:style-name="P21"><text:span text:style-name="T7">Código do 1º visto em VHDL:</text:span></text:p>
      <text:p text:style-name="P2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library IEEE;</text:p>
            <text:p text:style-name="P25">entity Visto_1 is</text:p>
            <text:p text:style-name="P25"><text:s text:c="4"/>Port ( A : in <text:s/>STD_LOGIC;</text:p>
            <text:p text:style-name="P25"><text:s text:c="11"/>B : in <text:s/>STD_LOGIC;</text:p>
            <text:p text:style-name="P25"><text:s text:c="11"/>Cin : in <text:s/>STD_LOGIC;</text:p>
            <text:p text:style-name="P25"><text:s text:c="11"/>S : out <text:s/>STD_LOGIC;</text:p>
            <text:p text:style-name="P25"><text:s text:c="11"/>Cout : out <text:s/>STD_LOGIC);</text:p>
            <text:p text:style-name="P25">end Visto_1;</text:p>
            <text:p text:style-name="P25"/>
            <text:p text:style-name="P25">architecture Visto_1_op of Visto_1 is</text:p>
            <text:p text:style-name="P25"/>
            <text:p text:style-name="P25">begin</text:p>
            <text:p text:style-name="P25">S &lt;= A xor B xor Cin;</text:p>
            <text:p text:style-name="P25">Cout &lt;= (A and B) or (A and Cin) or (B and Cin);</text:p>
            <text:p text:style-name="P25"/>
            <text:p text:style-name="P25">end Visto_1_op;</text:p>
          </table:table-cell>
        </table:table-row>
      </table:table>
      <text:p text:style-name="P21"/>
      <text:p text:style-name="P22"/>
      <text:p text:style-name="P22">Arquivo UCF do 1º visto:</text:p>
      <text:p text:style-name="P2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5">NET "A" LOC = "k3";</text:p>
            <text:p text:style-name="P25">NET "B" LOC = "L3";</text:p>
            <text:p text:style-name="P25">NET "Cin" LOC = "P11";</text:p>
            <text:p text:style-name="P25">NET "S" LOC = "M11";</text:p>
            <text:p text:style-name="P25">NET "Cout" LOC = "M5";</text:p>
          </table:table-cell>
        </table:table-row>
      </table:table>
      <text:p text:style-name="P22"/>
      <text:p text:style-name="P24">Código do 2º visto em VHDL:</text:p>
      <text:p text:style-name="P2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library IEEE;</text:p>
            <text:p text:style-name="P25">entity Visto_2 is</text:p>
            <text:p text:style-name="P25"><text:s text:c="4"/>Port ( S : in <text:s/>STD_LOGIC_VECTOR (1 downto 0);</text:p>
            <text:p text:style-name="P25"><text:s text:c="11"/>D : in <text:s/>STD_LOGIC_VECTOR (3 downto 0);</text:p>
            <text:p text:style-name="P25"><text:s text:c="11"/>Y : out <text:s/>STD_LOGIC);</text:p>
            <text:p text:style-name="P25">end Visto_2;</text:p>
            <text:p text:style-name="P25"/>
            <text:p text:style-name="P25">architecture Visto_2_op of Visto_2 is</text:p>
            <text:p text:style-name="P25"/>
            <text:p text:style-name="P25">begin</text:p>
            <text:p text:style-name="P25">my_proc: process (S, D)</text:p>
            <text:p text:style-name="P25"><text:tab/>begin</text:p>
            <text:p text:style-name="P25"><text:tab/><text:tab/>if (S = "00") <text:tab/><text:tab/>then Y &lt;= D(0);</text:p>
            <text:p text:style-name="P25"><text:tab/><text:tab/>elsif (S = "01") <text:tab/>then Y &lt;= D(1);</text:p>
            <text:p text:style-name="P25"><text:tab/><text:tab/>elsif (S = "10") <text:tab/>then Y &lt;= D(2);</text:p>
            <text:p text:style-name="P25"><text:tab/><text:tab/>elsif (S = "11") <text:tab/>then Y &lt;= D(3);</text:p>
            <text:p text:style-name="P25"><text:tab/><text:tab/>else Y &lt;= '0';</text:p>
            <text:p text:style-name="P25"><text:tab/><text:tab/>end if;</text:p>
            <text:p text:style-name="P25">end process my_proc;</text:p>
            <text:p text:style-name="P25"/>
            <text:p text:style-name="P25">end Visto_2_op;</text:p>
          </table:table-cell>
        </table:table-row>
      </table:table>
      <text:p text:style-name="P22"/>
      <text:p text:style-name="P22">Arquivo UCF do 2º visto:</text:p>
      <text:p text:style-name="P2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5">NET "D&lt;0&gt;" LOC = "N3";</text:p>
            <text:p text:style-name="P25">NET "D&lt;1&gt;" LOC = "E2";</text:p>
            <text:p text:style-name="P25">NET "D&lt;2&gt;" LOC = "F3";</text:p>
            <text:p text:style-name="P25">NET "S&lt;0&gt;" LOC = "L3";</text:p>
            <text:p text:style-name="P25">NET "S&lt;1&gt;" LOC = "P11";</text:p>
            <text:p text:style-name="P25">NET "Y" LOC = "M5";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54cm" style:type="center"/>
          <style:tab-stop style:position="16.1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7</meta:editing-cycles>
    <meta:creation-date>2019-06-20T23:38:00</meta:creation-date>
    <dc:date>2019-08-28T15:46:48.997692228</dc:date>
    <meta:editing-duration>PT45M59S</meta:editing-duration>
    <meta:generator>LibreOffice/6.2.6.2$Linux_X86_64 LibreOffice_project/20$Build-2</meta:generator>
    <meta:document-statistic meta:table-count="4" meta:image-count="0" meta:object-count="0" meta:page-count="3" meta:paragraph-count="70" meta:word-count="251" meta:character-count="1366" meta:non-whitespace-character-count="1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